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3.4339in"/>
    </style:style>
    <style:style style:name="co3" style:family="table-column">
      <style:table-column-properties fo:break-before="auto" style:column-width="2.898in"/>
    </style:style>
    <style:style style:name="co4" style:family="table-column">
      <style:table-column-properties fo:break-before="auto" style:column-width="3.8055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3154in"/>
    </style:style>
    <style:style style:name="co7" style:family="table-column">
      <style:table-column-properties fo:break-before="auto" style:column-width="0.3583in"/>
    </style:style>
    <style:style style:name="co8" style:family="table-column">
      <style:table-column-properties fo:break-before="auto" style:column-width="0.4335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3902in"/>
    </style:style>
    <style:style style:name="co11" style:family="table-column">
      <style:table-column-properties fo:break-before="auto" style:column-width="0.4228in"/>
    </style:style>
    <style:style style:name="co12" style:family="table-column">
      <style:table-column-properties fo:break-before="auto" style:column-width="0.498in"/>
    </style:style>
    <style:style style:name="co13" style:family="table-column">
      <style:table-column-properties fo:break-before="auto" style:column-width="0.4547in"/>
    </style:style>
    <style:style style:name="co14" style:family="table-column">
      <style:table-column-properties fo:break-before="auto" style:column-width="0.5083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4535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8902in"/>
    </style:style>
    <style:style style:name="co19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color="#333333" fo:font-weight="bold" style:font-weight-asian="bold" style:font-weight-complex="bold"/>
    </style:style>
    <style:style style:name="ce2" style:family="table-cell" style:parent-style-name="Default">
      <style:table-cell-properties fo:background-color="#333333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/>
      <style:text-properties fo:color="#ff4000" fo:font-weight="bold" style:font-weight-asian="bold" style:font-weight-complex="bold"/>
    </style:style>
    <style:style style:name="ce4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5" style:family="table-cell" style:parent-style-name="Default">
      <style:map style:condition="cell-content()=&quot;d&quot;" style:apply-style-name="DirectAssignment" style:base-cell-address="Sheet1.F2"/>
      <style:map style:condition="cell-content()=&quot;ca&quot;" style:apply-style-name="CastAssignment" style:base-cell-address="Sheet1.F2"/>
      <style:map style:condition="cell-content()=&quot;ct&quot;" style:apply-style-name="CheckType" style:base-cell-address="Sheet1.F2"/>
      <style:map style:condition="cell-content()=&quot;se&quot;" style:apply-style-name="SignExtendedAssignment" style:base-cell-address="Sheet1.F2"/>
      <style:map style:condition="cell-content()=&quot;n/a&quot;" style:apply-style-name="Untitled1" style:base-cell-address="Sheet1.F2"/>
    </style:style>
    <style:style style:name="T1" style:family="text">
      <style:text-properties style:text-position="33% 58%"/>
    </style:style>
    <style:style style:name="T2" style:family="text">
      <style:text-properties fo:font-weight="bold" style:font-weight-complex="bold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FreeSans" style:font-size-asian="10pt" style:font-size-complex="10pt" style:font-style-asian="normal" style:font-style-complex="normal" style:text-emphasize="none" style:font-relief="none" style:font-weight-asian="bold"/>
    </style:style>
    <style:style style:name="T3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FreeSans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4" style:family="text">
      <style:text-properties fo:font-weight="bold" style:font-weight-complex="bold" style:font-name-asian="Noto Sans CJK SC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font-weight-asian="bold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font-weight-complex="normal" style:font-weight-asian="normal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complex="bold" style:font-name-asian="Noto Sans CJK SC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weight-asian="bold"/>
    </style:style>
    <style:style style:name="T9" style:family="text">
      <style:text-properties style:font-name-asian="Noto Sans CJK SC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16357" table:default-cell-style-name="Default"/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From =&gt; To</text:p>
          </table:table-cell>
          <table:table-cell table:style-name="ce1" office:value-type="string" calcext:value-type="string">
            <text:p>u8</text:p>
          </table:table-cell>
          <table:table-cell table:style-name="ce1" office:value-type="string" calcext:value-type="string">
            <text:p>i8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u16</text:p>
          </table:table-cell>
          <table:table-cell table:style-name="ce1" office:value-type="string" calcext:value-type="string">
            <text:p>i16</text:p>
          </table:table-cell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u32</text:p>
          </table:table-cell>
          <table:table-cell table:style-name="ce1" office:value-type="string" calcext:value-type="string">
            <text:p>i32</text:p>
          </table:table-cell>
          <table:table-cell table:style-name="ce1" office:value-type="string" calcext:value-type="string">
            <text:p>f32</text:p>
          </table:table-cell>
          <table:table-cell table:style-name="ce1" office:value-type="string" calcext:value-type="string">
            <text:p>u64</text:p>
          </table:table-cell>
          <table:table-cell table:style-name="ce1" office:value-type="string" calcext:value-type="string">
            <text:p>i64</text:p>
          </table:table-cell>
          <table:table-cell table:style-name="ce1" office:value-type="string" calcext:value-type="string">
            <text:p>f64</text:p>
          </table:table-cell>
          <table:table-cell table:style-name="ce1" office:value-type="string" calcext:value-type="string">
            <text:p>u128</text:p>
          </table:table-cell>
          <table:table-cell table:style-name="ce1" office:value-type="string" calcext:value-type="string">
            <text:p>i128</text:p>
          </table:table-cell>
          <table:table-cell table:style-name="ce1" office:value-type="string" calcext:value-type="string">
            <text:p>f128</text:p>
          </table:table-cell>
          <table:table-cell table:style-name="ce1" office:value-type="string" calcext:value-type="string">
            <text:p>gen*</text:p>
          </table:table-cell>
          <table:table-cell table:style-name="ce1" office:value-type="string" calcext:value-type="string">
            <text:p>struct</text:p>
          </table:table-cell>
          <table:table-cell table:style-name="ce1" office:value-type="string" calcext:value-type="string">
            <text:p>array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union</text:p>
          </table:table-cell>
          <table:table-cell table:number-columns-repeated="17"/>
          <table:table-cell table:style-name="ce1" table:number-columns-repeated="16342"/>
        </table:table-row>
        <table:table-row table:style-name="ro1">
          <table:table-cell table:style-name="Default"/>
          <table:table-cell table:number-columns-repeated="3"/>
          <table:table-cell table:style-name="ce1" table:formula="of:=[.F1]" office:value-type="string" office:string-value="u8" calcext:value-type="string">
            <text:p>u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13"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G1]" office:value-type="string" office:string-value="i8" calcext:value-type="string">
            <text:p>i8</text:p>
          </table:table-cell>
          <table:table-cell table:number-columns-repeated="4"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H1]" office:value-type="string" office:string-value="bool" calcext:value-type="string">
            <text:p>bool</text:p>
          </table:table-cell>
          <table:table-cell table:number-columns-repeated="5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I1]" office:value-type="string" office:string-value="u16" calcext:value-type="string">
            <text:p>u16</text:p>
          </table:table-cell>
          <table:table-cell table:number-columns-repeated="3"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style-name="ce5" office:value-type="string" calcext:value-type="string">
            <text:p>ca = </text:p>
          </table:table-cell>
          <table:table-cell office:value-type="string" calcext:value-type="string">
            <text:p>add cast checks</text:p>
          </table:table-cell>
          <table:table-cell table:number-columns-repeated="16357"/>
        </table:table-row>
        <table:table-row table:style-name="ro1">
          <table:table-cell table:style-name="Default"/>
          <table:table-cell table:number-columns-repeated="3"/>
          <table:table-cell table:style-name="ce1" table:formula="of:=[.J1]" office:value-type="string" office:string-value="i16" calcext:value-type="string">
            <text:p>i16</text:p>
          </table:table-cell>
          <table:table-cell table:number-columns-repeated="4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office:value-type="string" calcext:value-type="string">
            <text:p>d =</text:p>
          </table:table-cell>
          <table:table-cell office:value-type="string" calcext:value-type="string">
            <text:p>allow unchecked cast</text:p>
          </table:table-cell>
          <table:table-cell table:number-columns-repeated="16357"/>
        </table:table-row>
        <table:table-row table:style-name="ro1">
          <table:table-cell table:style-name="Default"/>
          <table:table-cell table:number-columns-repeated="3"/>
          <table:table-cell table:style-name="ce1" table:formula="of:=[.K1]" office:value-type="string" office:string-value="f16" calcext:value-type="string">
            <text:p>f16</text:p>
          </table:table-cell>
          <table:table-cell table:number-columns-repeated="5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office:value-type="string" calcext:value-type="string">
            <text:p>se =</text:p>
          </table:table-cell>
          <table:table-cell office:value-type="string" calcext:value-type="string">
            <text:p>sign extend cast</text:p>
          </table:table-cell>
          <table:table-cell table:number-columns-repeated="16357"/>
        </table:table-row>
        <table:table-row table:style-name="ro1">
          <table:table-cell table:style-name="Default"/>
          <table:table-cell table:number-columns-repeated="3"/>
          <table:table-cell table:style-name="ce1" table:formula="of:=[.L1]" office:value-type="string" office:string-value="u32" calcext:value-type="string">
            <text:p>u32</text:p>
          </table:table-cell>
          <table:table-cell table:number-columns-repeated="6"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office:value-type="string" calcext:value-type="string">
            <text:p>ct = </text:p>
          </table:table-cell>
          <table:table-cell office:value-type="string" calcext:value-type="string">
            <text:p>check for type allow</text:p>
          </table:table-cell>
          <table:table-cell table:number-columns-repeated="16357"/>
        </table:table-row>
        <table:table-row table:style-name="ro1">
          <table:table-cell table:style-name="Default"/>
          <table:table-cell table:number-columns-repeated="3"/>
          <table:table-cell table:style-name="ce1" table:formula="of:=[.M1]" office:value-type="string" office:string-value="i32" calcext:value-type="string">
            <text:p>i32</text:p>
          </table:table-cell>
          <table:table-cell table:number-columns-repeated="7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N1]" office:value-type="string" office:string-value="f32" calcext:value-type="string">
            <text:p>f32</text:p>
          </table:table-cell>
          <table:table-cell table:number-columns-repeated="8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O1]" office:value-type="string" office:string-value="u64" calcext:value-type="string">
            <text:p>u64</text:p>
          </table:table-cell>
          <table:table-cell table:number-columns-repeated="9"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P1]" office:value-type="string" office:string-value="i64" calcext:value-type="string">
            <text:p>i64</text:p>
          </table:table-cell>
          <table:table-cell table:number-columns-repeated="10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Q1]" office:value-type="string" office:string-value="f64" calcext:value-type="string">
            <text:p>f64</text:p>
          </table:table-cell>
          <table:table-cell table:number-columns-repeated="11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R1]" office:value-type="string" office:string-value="u128" calcext:value-type="string">
            <text:p>u128</text:p>
          </table:table-cell>
          <table:table-cell table:number-columns-repeated="12"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S1]" office:value-type="string" office:string-value="i128" calcext:value-type="string">
            <text:p>i128</text:p>
          </table:table-cell>
          <table:table-cell table:number-columns-repeated="13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T1]" office:value-type="string" office:string-value="f128" calcext:value-type="string">
            <text:p>f128</text:p>
          </table:table-cell>
          <table:table-cell table:number-columns-repeated="14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U1]" office:value-type="string" office:string-value="gen*" calcext:value-type="string">
            <text:p>gen*</text:p>
          </table:table-cell>
          <table:table-cell table:number-columns-repeated="15" table:style-name="ce5" office:value-type="string" calcext:value-type="string">
            <text:p>n/a</text:p>
          </table:table-cell>
          <table:table-cell table:style-name="ce5" office:value-type="string" calcext:value-type="string">
            <text:p>d</text:p>
          </table:table-cell>
          <table:table-cell table:number-columns-repeated="4" table:style-name="ce5" office:value-type="string" calcext:value-type="string">
            <text:p>n/a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V1]" office:value-type="string" office:string-value="struct" calcext:value-type="string">
            <text:p>struct</text:p>
          </table:table-cell>
          <table:table-cell table:number-columns-repeated="15" table:style-name="ce5" office:value-type="string" calcext:value-type="string">
            <text:p>ct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W1]" office:value-type="string" office:string-value="array" calcext:value-type="string">
            <text:p>array</text:p>
          </table:table-cell>
          <table:table-cell table:number-columns-repeated="15" table:style-name="ce5" office:value-type="string" calcext:value-type="string">
            <text:p>ct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X1]" office:value-type="string" office:string-value="enum" calcext:value-type="string">
            <text:p>enum</text:p>
          </table:table-cell>
          <table:table-cell table:number-columns-repeated="15" table:style-name="ce5" office:value-type="string" calcext:value-type="string">
            <text:p>ct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Y1]" office:value-type="string" office:string-value="union" calcext:value-type="string">
            <text:p>union</text:p>
          </table:table-cell>
          <table:table-cell table:number-columns-repeated="15" table:style-name="ce5" office:value-type="string" calcext:value-type="string">
            <text:p>ct</text:p>
          </table:table-cell>
          <table:table-cell table:style-name="ce5" office:value-type="string" calcext:value-type="string">
            <text:p>n/a</text:p>
          </table:table-cell>
          <table:table-cell table:number-columns-repeated="3" table:style-name="ce5" office:value-type="string" calcext:value-type="string">
            <text:p>ct</text:p>
          </table:table-cell>
          <table:table-cell table:style-name="ce5" office:value-type="string" calcext:value-type="string">
            <text:p>d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opy &gt; Move</text:p>
          </table:table-cell>
          <table:table-cell office:value-type="string" calcext:value-type="string">
            <text:p>All prims are Copyable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2" office:value-type="string" calcext:value-type="string">
            <text:p>T = S  (S<text:span text:style-name="T1">t</text:span>==T<text:span text:style-name="T1">t</text:span>)</text:p>
          </table:table-cell>
          <table:table-cell table:style-name="ce1" office:value-type="string" calcext:value-type="string">
            <text:p>**S</text:p>
          </table:table-cell>
          <table:table-cell table:style-name="ce1" office:value-type="string" calcext:value-type="string">
            <text:p>*S</text:p>
          </table:table-cell>
          <table:table-cell table:style-name="ce1" office:value-type="string" calcext:value-type="string">
            <text:p>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</text:p>
          </table:table-cell>
          <table:table-cell table:style-name="ce3" office:value-type="string" calcext:value-type="string">
            <text:p>Not Valid</text:p>
          </table:table-cell>
          <table:table-cell office:value-type="string" calcext:value-type="string">
            <text:p>Loads [S] into T. </text:p>
            <text:p><text:span text:style-name="T7">S &amp; T must be prim</text:span></text:p>
          </table:table-cell>
          <table:table-cell office:value-type="string" calcext:value-type="string">
            <text:p>Loads S into T. </text:p>
            <text:p><text:span text:style-name="T7">T &amp; S must be prim</text:span>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*T</text:p>
          </table:table-cell>
          <table:table-cell office:value-type="string" calcext:value-type="string">
            <text:p><text:span text:style-name="T2">c1</text:span><text:span text:style-name="T3">: *S is Movable =&gt; Copies [*][S]  to [T].   </text:span></text:p>
            <text:p><text:span text:style-name="T4">c2</text:span><text:span text:style-name="T5">: *S is Copyable =&gt; Copies [*][S] into [T]</text:span></text:p>
          </table:table-cell>
          <table:table-cell office:value-type="string" calcext:value-type="string">
            <text:p><text:span text:style-name="T6">c1</text:span>: *S is Copyable =&gt; Copies [S] into [T], </text:p>
            <text:p><text:span text:style-name="T7">T &amp; S Can be cplx</text:span></text:p>
          </table:table-cell>
          <table:table-cell office:value-type="string" calcext:value-type="string">
            <text:p>Loads S into [T].</text:p>
            <text:p><text:span text:style-name="T7">T &amp; S must be prim</text:span>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**T</text:p>
          </table:table-cell>
          <table:table-cell office:value-type="string" calcext:value-type="string">
            <text:p><text:span text:style-name="T6">c1</text:span>: *S is Movable =&gt; Assigns [*]S to [*]T, clears [*]S</text:p>
            <text:p><text:span text:style-name="T6">c2</text:span>: *S is Copyable =&gt; Copies [*][S] into [*][T]</text:p>
          </table:table-cell>
          <table:table-cell office:value-type="string" calcext:value-type="string">
            <text:p><text:span text:style-name="T8">c1</text:span><text:span text:style-name="T9">: *S is Copyable =&gt; </text:span>Copies [S] into [*][T], </text:p>
            <text:p><text:span text:style-name="T7">T &amp; S Can be cplx</text:span></text:p>
          </table:table-cell>
          <table:table-cell office:value-type="string" calcext:value-type="string">
            <text:p>Copies S into [*][T]</text:p>
            <text:p><text:span text:style-name="T7">T &amp; S must be prim</text:span></text:p>
          </table:table-cell>
          <table:table-cell table:number-columns-repeated="16380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F2:Sheet1.Y21 Sheet1.Z5:Sheet1.Z5">
            <calcext:condition calcext:apply-style-name="DirectAssignment" calcext:value="=&quot;d&quot;" calcext:base-cell-address="Sheet1.F2"/>
            <calcext:condition calcext:apply-style-name="CastAssignment" calcext:value="=&quot;ca&quot;" calcext:base-cell-address="Sheet1.F2"/>
            <calcext:condition calcext:apply-style-name="CheckType" calcext:value="=&quot;ct&quot;" calcext:base-cell-address="Sheet1.F2"/>
            <calcext:condition calcext:apply-style-name="SignExtendedAssignment" calcext:value="=&quot;se&quot;" calcext:base-cell-address="Sheet1.F2"/>
            <calcext:condition calcext:apply-style-name="Untitled1" calcext:value="=&quot;n/a&quot;" calcext:base-cell-address="Sheet1.F2"/>
          </calcext:conditional-format>
        </calcext:conditional-formats>
      </table:table>
      <table:named-expressions/>
      <table:database-ranges>
        <table:database-range table:name="__Anonymous_Sheet_DB__0" table:target-range-address="Sheet1.A28:Sheet1.D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irectAssignment" style:family="table-cell" style:parent-style-name="Default">
      <style:text-properties fo:color="#666666" fo:font-weight="bold"/>
    </style:style>
    <style:style style:name="CastAssignment" style:family="table-cell" style:parent-style-name="Default">
      <style:text-properties fo:color="#ff5429" fo:font-style="italic" fo:font-weight="bold"/>
    </style:style>
    <style:style style:name="CheckType" style:family="table-cell" style:parent-style-name="Default">
      <style:text-properties fo:color="#afd095" fo:font-weight="bold"/>
    </style:style>
    <style:style style:name="SignExtendedAssignment" style:family="table-cell" style:parent-style-name="Default">
      <style:text-properties fo:color="#5983b0"/>
    </style:style>
    <style:style style:name="Untitled1" style:family="table-cell" style:parent-style-name="Default">
      <style:text-properties fo: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09:16:22.553549477</meta:creation-date>
    <dc:date>2024-08-12T13:22:08.095442721</dc:date>
    <meta:editing-duration>P1DT4H5M40S</meta:editing-duration>
    <meta:editing-cycles>14</meta:editing-cycles>
    <meta:generator>LibreOffice/7.4.7.2$Linux_X86_64 LibreOffice_project/40$Build-2</meta:generator>
    <meta:document-statistic meta:table-count="1" meta:cell-count="467" meta:object-count="0"/>
  </office:meta>
</office:document-meta>
</file>